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olas" svg:font-family="Consolas"/>
    <style:font-face style:name="DejaVu Math TeX Gyre" svg:font-family="'DejaVu Math TeX Gyre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Consolas" fo:font-size="10pt" fo:font-weight="normal" fo:background-color="#ffffff" style:font-name-asian="Consolas" style:font-name-complex="Consolas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onsolas" fo:font-size="10pt" fo:font-weight="normal" fo:background-color="#ffffff" style:font-name-asian="Consolas" style:font-name-complex="Consolas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Consolas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name-asian="Consolas" style:font-name-complex="Consolas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Consolas" fo:font-size="10pt" fo:font-weight="bold" fo:background-color="#ffffff" style:font-name-asian="Consolas" style:font-name-complex="Consolas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Consolas" fo:font-size="14pt" fo:font-weight="bold" fo:background-color="#ffffff" style:font-name-asian="Consolas" style:font-name-complex="Consolas"/>
    </style:style>
    <style:style style:name="P9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style:use-window-font-color="true" style:font-name="DejaVu Math TeX Gyre" fo:font-size="28pt" fo:font-weight="bold" fo:background-color="transparent" style:font-name-asian="DejaVu Math TeX Gyre" style:font-name-complex="DejaVu Math TeX Gyre"/>
    </style:style>
    <style:style style:name="P1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173afe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normal" officeooo:rsid="0001ef84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Consolas" fo:font-size="10pt" fo:font-weight="normal" fo:background-color="transparent" loext:char-shading-value="0" style:font-name-asian="Consolas" style:font-name-complex="Consolas"/>
    </style:style>
    <style:style style:name="T4" style:family="text">
      <style:text-properties fo:color="#0000ff" style:font-name="DejaVu Math TeX Gyre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DejaVu Math TeX Gyre" style:font-name-complex="DejaVu Math TeX Gyre"/>
    </style:style>
    <style:style style:name="T5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6" style:family="text">
      <style:text-properties fo:color="#000000" style:font-name="Consolas" fo:font-size="10pt" fo:font-weight="normal" fo:background-color="#ffffff" loext:char-shading-value="0" style:font-name-asian="Consolas" style:font-name-complex="Consolas"/>
    </style:style>
    <style:style style:name="T7" style:family="text">
      <style:text-properties fo:color="#000000" style:font-name="Consolas" fo:font-size="10pt" fo:font-weight="normal" officeooo:rsid="0001ef84" fo:background-color="#ffffff" loext:char-shading-value="0" style:font-name-asian="Consolas" style:font-name-complex="Consolas"/>
    </style:style>
    <style:style style:name="T8" style:family="text">
      <style:text-properties fo:color="#21409a" style:font-name="Consolas" fo:font-size="10pt" fo:font-weight="bold" fo:background-color="#ffffff" loext:char-shading-value="0" style:font-name-asian="Consolas" style:font-name-complex="Consolas"/>
    </style:style>
    <style:style style:name="T9" style:family="text">
      <style:text-properties fo:color="#21409a" style:font-name="Consolas" fo:font-size="10pt" fo:font-weight="normal" fo:background-color="#ffffff" loext:char-shading-value="0" style:font-name-asian="Consolas" style:font-name-complex="Consolas"/>
    </style:style>
    <style:style style:name="T10" style:family="text">
      <style:text-properties fo:color="#21409a" style:font-name="Times New Roman" fo:font-size="12pt" fo:font-weight="bold" fo:background-color="transparent" loext:char-shading-value="0" style:font-name-asian="Times New Roman" style:font-name-complex="Times New Roman"/>
    </style:style>
    <style:style style:name="T11" style:family="text">
      <style:text-properties fo:color="#21409a" style:font-name="Times New Roman" fo:font-size="12pt" fo:font-weight="normal" fo:background-color="transparent" loext:char-shading-value="0" style:font-name-asian="Times New Roman" style:font-name-complex="Times New Roman"/>
    </style:style>
    <style:style style:name="T12" style:family="text">
      <style:text-properties fo:color="#ed1c24" style:font-name="Consolas" fo:font-size="10pt" fo:font-weight="normal" fo:background-color="#ffffff" loext:char-shading-value="0" style:font-name-asian="Consolas" style:font-name-complex="Consolas"/>
    </style:style>
    <style:style style:name="T13" style:family="text">
      <style:text-properties fo:color="#ed1c24" style:font-name="Consolas" fo:font-size="10pt" fo:font-weight="normal" officeooo:rsid="0001ef84" fo:background-color="#ffffff" loext:char-shading-value="0" style:font-name-asian="Consolas" style:font-name-complex="Consolas"/>
    </style:style>
    <style:style style:name="T14" style:family="text">
      <style:text-properties officeooo:rsid="0016f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1">Photon Network</text:p>
      <text:p text:style-name="P9"><text:a xlink:type="simple" xlink:href="https://www.photonengine.com/" text:style-name="Internet_20_link" text:visited-style-name="Visited_20_Internet_20_Link"><text:span text:style-name="T4">https://www.photonengine.com</text:span></text:a></text:p>
      <text:p text:style-name="P10"/>
      <text:p text:style-name="P12"/>
      <text:p text:style-name="P11">BennuPhoton</text:p>
      <text:p text:style-name="P2"/>
      <text:p text:style-name="P2"/>
      <text:p text:style-name="P2"/>
      <text:p text:style-name="P4">Colombian Developers (MIT) License</text:p>
      <text:p text:style-name="P2"/>
      <text:p text:style-name="P2"/>
      <text:p text:style-name="P6">LastUpdate: <text:span text:style-name="T14">10</text:span>/1<text:span text:style-name="T14">2</text:span>/20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Romans 16:27</text:p>
      <text:p text:style-name="P7">All glory to the only wise God, through Jesus Christ, forever. Amen.</text:p>
      <text:p text:style-name="P2"/>
      <text:p text:style-name="P1"><text:soft-page-break/><text:span text:style-name="T8">================</text:span><text:span text:style-name="T10"><text:line-break/></text:span><text:span text:style-name="T8">GLOBALS</text:span><text:span text:style-name="T10"><text:line-break/></text:span><text:span text:style-name="T8">================</text:span><text:span text:style-name="T1"><text:line-break/><text:line-break/></text:span><text:span text:style-name="T6"><text:tab/>int photon_connected = 0; <text:s/>//return <text:s/>true if connected</text:span><text:span text:style-name="T1"><text:line-break/><text:line-break/></text:span><text:span text:style-name="T6"><text:tab/>int photon_player_id = 0; //return current player number</text:span><text:span text:style-name="T1"><text:line-break/><text:line-break/></text:span><text:span text:style-name="T6"><text:tab/>int photon_player_max= 4; <text:s/>//set max players in room (default 4)</text:span><text:span text:style-name="T1"><text:line-break/><text:line-break/></text:span><text:span text:style-name="T6"><text:tab/>int photon_player_count= 0; //return room count players</text:span><text:span text:style-name="T1"><text:line-break/><text:line-break/></text:span><text:span text:style-name="T6"><text:tab/>int photon_debug = 0; <text:s/>//set true to enable debug (slow)</text:span><text:span text:style-name="T1"><text:line-break/><text:line-break/></text:span><text:span text:style-name="T6"><text:tab/>int photon_is_master_client=0; //return true if client is master client</text:span><text:span text:style-name="T1"><text:line-break/><text:line-break/></text:span><text:span text:style-name="T6"><text:tab/>int photon_compress_enable=1; //set true to enable compress packets (default <text:tab/>true)</text:span><text:span text:style-name="T1"><text:line-break/><text:line-break/></text:span><text:span text:style-name="T6"><text:tab/>int photon_encrypt_enable=0; <text:s/>//set true to enable encrypt packets</text:span><text:span text:style-name="T1"><text:line-break/><text:line-break/></text:span><text:span text:style-name="T6"><text:tab/>int photon_master_client_id=0; <text:s/>//return master client <text:s/>in current room</text:span><text:span text:style-name="T1"><text:line-break/><text:line-break/></text:span><text:span text:style-name="T6"><text:tab/>int photon_server_ping=0; //return my ping</text:span><text:span text:style-name="T1"><text:line-break/><text:line-break/></text:span><text:span text:style-name="T6"><text:tab/>int photon_server_time=0; <text:s/>//return server time in milliseconds</text:span><text:span text:style-name="T1"><text:line-break/><text:line-break/><text:line-break/><text:line-break/></text:span><text:span text:style-name="T9">===============</text:span><text:span text:style-name="T11"><text:line-break/></text:span><text:span text:style-name="T9">TYPES</text:span><text:span text:style-name="T11"><text:line-break/></text:span><text:span text:style-name="T9">==============</text:span><text:span text:style-name="T1"><text:line-break/><text:line-break/></text:span><text:span text:style-name="T6">type photon_packed</text:span><text:span text:style-name="T1"><text:line-break/></text:span><text:span text:style-name="T6"> <text:s text:c="2"/>int player_id;</text:span><text:span text:style-name="T1"><text:line-break/></text:span><text:span text:style-name="T6"> </text:span><text:span text:style-name="T1"><text:line-break/></text:span><text:span text:style-name="T6"> <text:s text:c="2"/>int data_length;</text:span><text:span text:style-name="T1"><text:line-break/></text:span><text:span text:style-name="T6"> <text:s text:c="2"/>void <text:s/>*data;</text:span><text:span text:style-name="T1"><text:line-break/></text:span><text:span text:style-name="T6">end </text:span><text:span text:style-name="T1"><text:line-break/><text:line-break/></text:span><text:span text:style-name="T6">type photon_event </text:span><text:span text:style-name="T1"><text:line-break/></text:span><text:span text:style-name="T6"> <text:s/>int code_event;</text:span><text:span text:style-name="T1"><text:line-break/></text:span><text:span text:style-name="T6"> <text:s/>int <text:s/>data_id;</text:span><text:span text:style-name="T1"><text:line-break/></text:span><text:span text:style-name="T6">end </text:span><text:span text:style-name="T1"><text:line-break/><text:line-break/><text:line-break/></text:span><text:span text:style-name="T6">type photon_room </text:span><text:span text:style-name="T1"><text:line-break/></text:span><text:span text:style-name="T6"> <text:s/>int <text:s/>max_players;</text:span><text:span text:style-name="T1"><text:line-break/></text:span><text:span text:style-name="T6"> <text:s/>int <text:s/>num_players;</text:span><text:span text:style-name="T1"><text:line-break/></text:span><text:span text:style-name="T6"> <text:s/>string name;</text:span><text:span text:style-name="T1"><text:line-break/></text:span><text:span text:style-name="T6">end </text:span><text:span text:style-name="T1"><text:line-break/><text:line-break/></text:span></text:p>
      <text:p text:style-name="P2"/>
      <text:p text:style-name="P1"><text:soft-page-break/><text:span text:style-name="T1"><text:line-break/></text:span><text:span text:style-name="T6">type photon_player </text:span><text:span text:style-name="T1"><text:line-break/></text:span><text:span text:style-name="T6"> int <text:s/>player_id;</text:span><text:span text:style-name="T1"><text:line-break/></text:span><text:span text:style-name="T6"> int <text:s/>is_master_client;</text:span><text:span text:style-name="T1"><text:line-break/></text:span><text:span text:style-name="T6"> string name;</text:span><text:span text:style-name="T1"><text:line-break/></text:span><text:span text:style-name="T6">end </text:span><text:span text:style-name="T1"><text:line-break/><text:line-break/><text:line-break/><text:line-break/><text:line-break/><text:line-break/><text:line-break/><text:line-break/></text:span><text:span text:style-name="T9">==============</text:span><text:span text:style-name="T11"><text:line-break/></text:span><text:span text:style-name="T9">Constants:</text:span><text:span text:style-name="T11"><text:line-break/></text:span><text:span text:style-name="T9">=============</text:span><text:span text:style-name="T1"><text:line-break/><text:line-break/></text:span><text:span text:style-name="T12">//net events </text:span><text:span text:style-name="T1"><text:line-break/></text:span><text:span text:style-name="T6"><text:tab/><text:tab/>PHOTON_EVENT_PLAYER_CONNECTED </text:span><text:span text:style-name="T1"><text:line-break/></text:span><text:span text:style-name="T6"><text:tab/><text:tab/>PHOTON_EVENT_PLAYER_DISCONNECTED </text:span><text:span text:style-name="T1"><text:line-break/><text:line-break/></text:span><text:span text:style-name="T6"><text:tab/><text:tab/>PHOTON_EVENT_CONNECTED </text:span><text:span text:style-name="T1"><text:line-break/></text:span><text:span text:style-name="T6"><text:tab/><text:tab/>PHOTON_EVENT_CONNECTING </text:span><text:span text:style-name="T1"><text:line-break/></text:span><text:span text:style-name="T6"><text:tab/><text:tab/>PHOTON_EVENT_JOINING </text:span><text:span text:style-name="T1"><text:line-break/></text:span><text:span text:style-name="T6"><text:tab/><text:tab/>PHOTON_EVENT_JOINED </text:span><text:span text:style-name="T1"><text:line-break/></text:span><text:span text:style-name="T6"><text:tab/><text:tab/>PHOTON_EVENT_DISCONNECTING </text:span><text:span text:style-name="T1"><text:line-break/></text:span><text:span text:style-name="T6"><text:tab/><text:tab/>PHOTON_EVENT_DISCONNECTED </text:span></text:p>
      <text:p text:style-name="P1"><text:span text:style-name="T6"><text:tab/><text:tab/>PHOTON_EVENT_PLAYER_KICKED</text:span><text:span text:style-name="T1"><text:line-break/><text:line-break/></text:span><text:span text:style-name="T6"><text:tab/><text:tab/>PHOTON_EVENT_ERROR_CONNECTING </text:span><text:span text:style-name="T1"><text:line-break/></text:span><text:span text:style-name="T6"><text:tab/><text:tab/>PHOTON_EVENT_ERROR_JOINING </text:span><text:span text:style-name="T1"><text:line-break/></text:span><text:span text:style-name="T6"><text:tab/><text:tab/>PHOTON_EVENT_ERROR_LEAVING </text:span></text:p>
      <text:p text:style-name="P1"><text:span text:style-name="T6"><text:tab/><text:tab/>PHOTON_EVENT_ERROR_PASSWORD</text:span><text:span text:style-name="T1"><text:line-break/></text:span><text:span text:style-name="T6"><text:tab/><text:tab/> <text:s/></text:span><text:span text:style-name="T1"><text:line-break/></text:span><text:span text:style-name="T6"><text:tab/><text:tab/>PHOTON_EVENT_ROOM_PROPERTIES_CHANGE </text:span><text:span text:style-name="T1"><text:line-break/></text:span><text:span text:style-name="T6"><text:tab/><text:tab/>PHOTON_EVENT_PLAYER_PROPERTIES_CHANGE </text:span><text:span text:style-name="T1"><text:line-break/><text:line-break/><text:line-break/></text:span><text:span text:style-name="T12">//region modes</text:span><text:span text:style-name="T1"><text:line-break/></text:span><text:span text:style-name="T6"><text:tab/><text:tab/>PHOTON_REGION_DEFAULT </text:span><text:span text:style-name="T1"><text:line-break/></text:span><text:span text:style-name="T6"><text:tab/><text:tab/>PHOTON_REGION_SELECT </text:span><text:span text:style-name="T1"><text:line-break/></text:span><text:span text:style-name="T6"><text:tab/><text:tab/>PHOTON_REGION_BEST </text:span><text:span text:style-name="T1"><text:line-break/><text:line-break/>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<text:line-break/></text:span><text:span text:style-name="T9">==============</text:span><text:span text:style-name="T11"><text:line-break/></text:span><text:span text:style-name="T9">Functions:</text:span><text:span text:style-name="T11"><text:line-break/></text:span><text:span text:style-name="T9">=============</text:span><text:span text:style-name="T1"><text:line-break/><text:line-break/></text:span><text:span text:style-name="T6"><text:tab/></text:span><text:span text:style-name="T12">//core</text:span><text:span text:style-name="T1"><text:line-break/><text:line-break/></text:span><text:span text:style-name="T6"><text:tab/>int photon_initialize(String matchName,String playername,String <text:tab/>appversion,String <text:tab/>appid) </text:span><text:span text:style-name="T1"><text:line-break/></text:span><text:span text:style-name="T6"> <text:s text:c="6"/><text:tab/>Initialize Photon Vars </text:span><text:span text:style-name="T1"><text:line-break/></text:span><text:span text:style-name="T6"><text:tab/></text:span><text:span text:style-name="T1"><text:line-break/></text:span><text:span text:style-name="T6"><text:tab/>int photon_finalize()</text:span><text:span text:style-name="T1"><text:line-break/></text:span><text:span text:style-name="T6"> <text:s text:c="6"/><text:tab/>Unload Photon Module</text:span><text:span text:style-name="T1"><text:line-break/></text:span><text:span text:style-name="T6"><text:tab/></text:span><text:span text:style-name="T1"><text:line-break/></text:span><text:span text:style-name="T6"><text:tab/></text:span><text:span text:style-name="T12">//packs</text:span><text:span text:style-name="T1"><text:line-break/><text:line-break/></text:span><text:span text:style-name="T6"><text:tab/>int photon_pack_get()</text:span><text:span text:style-name="T1"><text:line-break/></text:span><text:span text:style-name="T6"> <text:s text:c="6"/><text:tab/>Get net packet <text:s text:c="2"/><text:tab/></text:span><text:span text:style-name="T1"><text:line-break/><text:line-break/></text:span><text:span text:style-name="T6"> <text:s text:c="6"/><text:tab/>int photon_pack_remove() </text:span><text:span text:style-name="T1"><text:line-break/></text:span><text:span text:style-name="T6"><text:tab/>Remove a net pack (first use get) </text:span><text:span text:style-name="T1"><text:line-break/><text:line-break/></text:span><text:span text:style-name="T6"><text:tab/>int photon_pack_send(void *data, int reliable) </text:span><text:span text:style-name="T1"><text:line-break/></text:span><text:span text:style-name="T6"> <text:s text:c="5"/><text:tab/> Send a net pack (reliable packed set to true)</text:span><text:span text:style-name="T1"><text:line-break/><text:line-break/></text:span><text:span text:style-name="T6"><text:tab/>int photon_pack_sendgroup(void *data,int reliable, int *targets,int <text:tab/>targets_count) </text:span><text:span text:style-name="T1"><text:line-break/></text:span><text:span text:style-name="T6"><text:tab/>Send a <text:s/>net group, send any packets to <text:s text:c="2"/>specified players in targets var. <text:s/></text:span></text:p>
      <text:p text:style-name="P1"><text:span text:style-name="T1"><text:tab/></text:span><text:span text:style-name="T3">Ex:</text:span><text:span text:style-name="T1"> <text:s text:c="5"/></text:span><text:span text:style-name="T6">Clien</text:span><text:span text:style-name="T1">t_</text:span><text:span text:style-name="T6">Targets[0]=8;</text:span><text:span text:style-name="T1"><text:tab/> </text:span><text:span text:style-name="T6"><text:s/>//send to player with <text:s/>id 8</text:span></text:p>
      <text:p text:style-name="P1"><text:span text:style-name="T6"><text:tab/><text:tab/>photon_pack_sendgroup(&amp;</text:span><text:span text:style-name="T1"> </text:span><text:span text:style-name="T6">paquete,true, &amp;Clien</text:span><text:span text:style-name="T1">t_</text:span><text:span text:style-name="T6">Targets, <text:s/>1); // 1 <text:tab/>target<text:tab/></text:span></text:p>
      <text:p text:style-name="P1"><text:span text:style-name="T1"><text:line-break/></text:span><text:span text:style-name="T6"><text:tab/>int photon_event_get() <text:line-break/><text:tab/>get net event<text:tab/><text:line-break/><text:line-break/><text:tab/>int photon_event_remove()<text:line-break/><text:tab/>remove a net event (first use get)<text:line-break/><text:line-break/><text:tab/> <text:line-break/> </text:span><text:span text:style-name="T1"><text:line-break/><text:line-break/></text:span><text:span text:style-name="T6"><text:tab/></text:span><text:span text:style-name="T12">//rooms</text:span></text:p>
      <text:p text:style-name="P2"/>
      <text:p text:style-name="P1"><text:span text:style-name="T6"><text:tab/>int photon_room_joinorcreate()</text:span><text:span text:style-name="T12"><text:line-break/></text:span><text:span text:style-name="T6"> <text:s text:c="6"/><text:tab/>Join or create a room (if not exists then create)</text:span><text:span text:style-name="T12"><text:line-break/><text:line-break/></text:span><text:span text:style-name="T6"><text:tab/>int photon_room_create()</text:span><text:span text:style-name="T12"><text:line-break/></text:span><text:span text:style-name="T6"> <text:s text:c="6"/><text:tab/>Create a Room</text:span><text:span text:style-name="T12"><text:line-break/><text:line-break/></text:span><text:span text:style-name="T6"><text:tab/>int photon_room_join()</text:span><text:span text:style-name="T12"><text:line-break/></text:span><text:span text:style-name="T6"> <text:s text:c="6"/><text:tab/>Join a Existing Room </text:span><text:span text:style-name="T12"><text:line-break/></text:span><text:span text:style-name="T1"><text:line-break/></text:span><text:span text:style-name="T6"><text:tab/>int photon_room_list() </text:span><text:span text:style-name="T1"><text:line-break/></text:span><text:span text:style-name="T6"><text:tab/>List rooms available in current region , return rooms count</text:span><text:span text:style-name="T1"><text:line-break/></text:span></text:p>
      <text:p text:style-name="P1"><text:soft-page-break/><text:span text:style-name="T1"><text:line-break/></text:span><text:span text:style-name="T6"><text:tab/>int photon_room_get(Int room_id) </text:span><text:span text:style-name="T1"><text:line-break/></text:span><text:span text:style-name="T6"><text:tab/>Get a room </text:span><text:span text:style-name="T1"><text:line-break/><text:line-break/></text:span><text:span text:style-name="T6"><text:tab/>int photon_room_getcurrent() </text:span><text:span text:style-name="T1"><text:line-break/></text:span><text:span text:style-name="T6"><text:tab/>Get current room (join a room is required)</text:span><text:span text:style-name="T1"><text:line-break/></text:span></text:p>
      <text:p text:style-name="P1"><text:span text:style-name="T6"><text:tab/>int photon_room_set_password(string password) </text:span><text:span text:style-name="T1"><text:line-break/></text:span><text:span text:style-name="T6"><text:tab/>Set current room password</text:span><text:span text:style-name="T1"><text:line-break/></text:span></text:p>
      <text:p text:style-name="P1"><text:span text:style-name="T6"><text:tab/>int photon_room_set_open(int isopen) </text:span><text:span text:style-name="T1"><text:line-break/></text:span><text:span text:style-name="T6"><text:tab/>Set current room, open and close to new players , Don't set isOpen to false, or <text:tab/>else <text:tab/>no one can join.</text:span><text:span text:style-name="T1"><text:line-break/></text:span></text:p>
      <text:p text:style-name="P1"><text:span text:style-name="T6"><text:tab/>int photon_room_set_visible(int visible) </text:span><text:span text:style-name="T1"><text:line-break/></text:span><text:span text:style-name="T6"><text:tab/>Set current room, visible in rooms search (excelent to private rooms), <text:s/>Set <text:tab/>"visible" to false to hide a room from the lobby.</text:span><text:span text:style-name="T1"><text:line-break/><text:line-break/><text:line-break/></text:span><text:span text:style-name="T6"><text:tab/></text:span><text:span text:style-name="T12">//players</text:span><text:span text:style-name="T6"><text:tab/><text:tab/><text:tab/><text:tab/><text:tab/><text:tab/><text:tab/><text:tab/><text:tab/><text:tab/><text:tab/><text:tab/><text:tab/><text:tab/><text:tab/><text:tab/><text:tab/><text:tab/> <text:s text:c="2"/></text:span><text:span text:style-name="T1"><text:line-break/></text:span><text:span text:style-name="T6"><text:tab/>int photon_player_list() </text:span><text:span text:style-name="T1"><text:line-break/></text:span><text:span text:style-name="T6"><text:tab/>List Players in current room, return players count</text:span><text:span text:style-name="T1"><text:line-break/><text:line-break/></text:span><text:span text:style-name="T6"><text:tab/>int photon_player_get(Int playerID) </text:span><text:span text:style-name="T1"><text:line-break/></text:span><text:span text:style-name="T6"><text:tab/>Get a player</text:span></text:p>
      <text:p text:style-name="P2"/>
      <text:p text:style-name="P1"><text:span text:style-name="T6"><text:tab/>int photon_player_get_by_index(Int playerIndex) </text:span><text:span text:style-name="T1"><text:line-break/></text:span><text:span text:style-name="T6"><text:tab/>Get a player by Index (0 to photon_player_list() - 1)</text:span></text:p>
      <text:p text:style-name="P1"><text:span text:style-name="T1"><text:line-break/></text:span><text:span text:style-name="T6"><text:tab/>int photon_player_getcurrent() </text:span><text:span text:style-name="T1"><text:line-break/></text:span><text:span text:style-name="T6"><text:tab/>Get <text:s/>current player</text:span><text:span text:style-name="T1"><text:line-break/></text:span></text:p>
      <text:p text:style-name="P1"><text:span text:style-name="T6"><text:tab/>int photon_player_kick(int player_id) </text:span><text:span text:style-name="T1"><text:line-break/></text:span><text:span text:style-name="T6"><text:tab/>Kick <text:s/>player_id</text:span><text:span text:style-name="T1"><text:line-break/><text:line-break/></text:span><text:span text:style-name="T6"><text:tab/><text:tab/><text:tab/><text:tab/><text:tab/></text:span><text:span text:style-name="T1"><text:line-break/><text:line-break/></text:span><text:span text:style-name="T6"><text:tab/></text:span><text:span text:style-name="T12">//regions</text:span><text:span text:style-name="T1"><text:line-break/><text:line-break/></text:span><text:span text:style-name="T6"><text:tab/>int photon_region_list()</text:span><text:span text:style-name="T1"><text:line-break/></text:span><text:span text:style-name="T6"><text:tab/>List regions available </text:span><text:span text:style-name="T1"><text:line-break/><text:line-break/></text:span><text:span text:style-name="T6"><text:tab/>string photon_region_get(Int region_id)</text:span><text:span text:style-name="T1"><text:line-break/></text:span><text:span text:style-name="T6"><text:tab/>Get region </text:span><text:span text:style-name="T1"><text:line-break/><text:line-break/></text:span><text:span text:style-name="T6"><text:tab/>int photon_region_set(Int region_mode,String region_token) </text:span><text:span text:style-name="T1"><text:line-break/></text:span><text:span text:style-name="T6"> <text:tab/>Set a region using a mode, PHOTON_REGION_DEFAULT , PHOTON_REGION_SELECT . <text:tab/>PHOTON_REGION_BEST </text:span><text:span text:style-name="T1"><text:line-break/></text:span><text:span text:style-name="T6"><text:tab/>Ex:</text:span><text:span text:style-name="T1"><text:line-break/></text:span><text:span text:style-name="T6"><text:tab/>//select america </text:span><text:span text:style-name="T1"><text:line-break/></text:span><text:span text:style-name="T6"><text:tab/>photon_region_set(PHOTON_REGION_SELECT,"us");</text:span></text:p>
      <text:p text:style-name="P13"/>
      <text:p text:style-name="P1"><text:soft-page-break/><text:span text:style-name="T1"><text:line-break/></text:span><text:span text:style-name="T6"><text:tab/>//select best region (best ping)</text:span><text:span text:style-name="T1"><text:line-break/></text:span><text:span text:style-name="T6"><text:tab/>photon_region_set(PHOTON_REGION_BEST,"");</text:span><text:span text:style-name="T1"><text:line-break/></text:span><text:span text:style-name="T6"><text:tab/></text:span></text:p>
      <text:p text:style-name="P1"><text:span text:style-name="T6"><text:tab/>//select default region <text:s/></text:span><text:span text:style-name="T1"><text:line-break/></text:span><text:span text:style-name="T6"><text:tab/>photon_region_set(PHOTON_REGION_DEFAULT,"");</text:span><text:span text:style-name="T1"><text:line-break/></text:span><text:span text:style-name="T6"> <text:tab/></text:span></text:p>
      <text:p text:style-name="P5"><text:tab/>More region Tokens available in: </text:p>
      <text:p text:style-name="P1"><text:span text:style-name="T6"><text:tab/></text:span><text:a xlink:type="simple" xlink:href="https://doc.photonengine.com/en/pun/current/reference/regions" text:style-name="Internet_20_link" text:visited-style-name="Visited_20_Internet_20_Link"><text:span text:style-name="T5">https://doc.photonengine.com/en/pun/current/reference/regions</text:span></text:a></text:p>
      <text:p text:style-name="P2"/>
      <text:p text:style-name="P14"><text:span text:style-name="T1"><text:line-break/></text:span><text:span text:style-name="T6"><text:tab/></text:span><text:span text:style-name="T12">//server</text:span><text:span text:style-name="T1"><text:line-break/></text:span><text:span text:style-name="T6"><text:tab/>string photon_server_address() </text:span><text:span text:style-name="T1"><text:line-break/></text:span><text:span text:style-name="T6"><text:tab/>Get server IP address</text:span><text:span text:style-name="T1"><text:line-break/><text:line-break/><text:line-break/></text:span><text:span text:style-name="T6"><text:tab/></text:span><text:span text:style-name="T12">//</text:span><text:span text:style-name="T13">compress</text:span><text:span text:style-name="T1"><text:line-break/></text:span><text:span text:style-name="T6"><text:tab/></text:span><text:span text:style-name="T7">int photon_compress_initialize</text:span><text:span text:style-name="T6">() </text:span><text:span text:style-name="T1"><text:line-break/></text:span><text:span text:style-name="T6"><text:tab/></text:span><text:span text:style-name="T7">initialize compress zlib library, return a valid zlib ID</text:span></text:p>
      <text:p text:style-name="P14"><text:span text:style-name="T7"/></text:p>
      <text:p text:style-name="P14"><text:span text:style-name="T6"><text:tab/></text:span><text:span text:style-name="T7">int photon_compress_finalize</text:span><text:span text:style-name="T6">(</text:span><text:span text:style-name="T7">int zlibID</text:span><text:span text:style-name="T6">) </text:span><text:span text:style-name="T1"><text:line-break/></text:span><text:span text:style-name="T6"><text:tab/></text:span><text:span text:style-name="T7">finalize compress ID and free mem</text:span></text:p>
      <text:p text:style-name="P14"><text:span text:style-name="T7"/></text:p>
      <text:p text:style-name="P14"><text:span text:style-name="T6"><text:tab/></text:span><text:span text:style-name="T7">int photon_compress</text:span><text:span text:style-name="T6">(</text:span><text:span text:style-name="T7">pointer data, int datalength, int pointer dataDest, int <text:tab/>pointer <text:tab/>dataDestLength</text:span><text:span text:style-name="T6">) </text:span><text:span text:style-name="T1"><text:line-break/></text:span><text:span text:style-name="T6"><text:tab/></text:span><text:span text:style-name="T7">compress bytes</text:span></text:p>
      <text:p text:style-name="P14"><text:span text:style-name="T7"/></text:p>
      <text:p text:style-name="P14"><text:span text:style-name="T7"><text:s/><text:tab/>int photon_uncompress(pointer data, int datalength, int pointer dataDest, int <text:tab/>pointer <text:tab/>dataDestLength) </text:span><text:span text:style-name="T2"><text:line-break/></text:span><text:span text:style-name="T7"><text:tab/>uncompress bytes</text:span></text:p>
      <text:p text:style-name="P14"><text:span text:style-name="T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nsolas" svg:font-family="Consolas"/>
    <style:font-face style:name="DejaVu Math TeX Gyre" svg:font-family="'DejaVu Math TeX Gyre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3:30:18.986000000</dc:date>
    <meta:editing-duration>PT3M32S</meta:editing-duration>
    <meta:editing-cycles>2</meta:editing-cycles>
    <meta:generator>LibreOffice/5.4.2.2$Windows_x86 LibreOffice_project/22b09f6418e8c2d508a9eaf86b2399209b0990f4</meta:generator>
    <meta:document-statistic meta:table-count="0" meta:image-count="0" meta:object-count="0" meta:page-count="6" meta:paragraph-count="32" meta:word-count="523" meta:character-count="5069" meta:non-whitespace-character-count="4143"/>
  </office:meta>
</office:document-meta>
</file>